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kernel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ay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nn</text:p>
          </table:table-cell>
          <table:table-cell table:style-name="ce1" table:formula="of:=[.C4]-[.$C$1]+1" office:value-type="float" office:value="492" calcext:value-type="float">
            <text:p>49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ool</text:p>
          </table:table-cell>
          <table:table-cell table:style-name="ce1" table:formula="of:=[.C5]/2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nn</text:p>
          </table:table-cell>
          <table:table-cell table:formula="of:=[.C6]-[.$C$1]+1" office:value-type="float" office:value="236" calcext:value-type="float">
            <text:p>2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</text:p>
          </table:table-cell>
          <table:table-cell table:formula="of:=[.C7]/2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nn</text:p>
          </table:table-cell>
          <table:table-cell table:style-name="ce2" table:formula="of:=[.C8]-[.$C$1]+1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ool</text:p>
          </table:table-cell>
          <table:table-cell table:style-name="ce2" table:formula="of:=[.C9]/2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nn</text:p>
          </table:table-cell>
          <table:table-cell table:formula="of:=[.C10]-[.$C$1]+1"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</text:p>
          </table:table-cell>
          <table:table-cell table:formula="of:=[.C11]/2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nn</text:p>
          </table:table-cell>
          <table:table-cell table:style-name="ce1" table:formula="of:=[.C12]-[.$C$1]+1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ool</text:p>
          </table:table-cell>
          <table:table-cell table:style-name="ce1" table:formula="of:=[.C13]/2"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6:43:02.134843658</meta:creation-date>
    <dc:date>2025-10-15T06:49:41.889190315</dc:date>
    <meta:editing-duration>PT6M38S</meta:editing-duration>
    <meta:editing-cycles>3</meta:editing-cycles>
    <meta:generator>LibreOffice/24.2.7.2$Linux_X86_64 LibreOffice_project/420$Build-2</meta:generator>
    <meta:document-statistic meta:table-count="1" meta:cell-count="30" meta:object-count="0"/>
  </office:meta>
</office:document-meta>
</file>